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529709728">
          <text:insertion>
            <office:change-info>
              <dc:creator>Bob Jacobsen</dc:creator>
              <dc:date>2010-10-08T22:13:00</dc:date>
            </office:change-info>
          </text:insertion>
        </text:changed-region>
        <text:changed-region text:id="ct1529709824">
          <text:deletion>
            <office:change-info>
              <dc:creator>Bob Jacobsen</dc:creator>
              <dc:date>2010-10-08T22:13:00</dc:date>
            </office:change-info>
            <text:p text:style-name="Standard">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908170217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P2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</text:p>
          </text:deletion>
        </text:changed-region>
        <text:changed-region text:id="ct1529253152">
          <text:insertion>
            <office:change-info>
              <dc:creator>Bob Jacobsen</dc:creator>
              <dc:date>2010-10-08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529709728"/>Introduction</text:h>
      <text:p text:style-name="Standard">This explanatory note contains informative discussion and background for the corresponding “OpenLCB ...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/>
      <text:p text:style-name="Standard"/>
      <text:p text:style-name="Standard"><text:change-end text:change-id="ct1529709728"/><text:change text:change-id="ct1529709824"/><text:change-start text:change-id="ct1529253152"/>Below this is just a collection of pieces from other docs right now.<text:change-end text:change-id="ct152925315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52974460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52974473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529744608"/><text:change-start text:change-id="ct1529744736"/>OpenLCB-TCP Segment Transfer Technical Note<text:change-end text:change-id="ct1529744736"/></text:p>
      </style:header>
      <style:footer>
        <text:tracked-changes>
          <text:changed-region text:id="ct1529750768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52973854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529738640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529750768"/><text:change-start text:change-id="ct1529738544"/><text:span text:style-name="MT2">Copyright 2010, by J. Day, D. Harris, B. Jacobsen, and A. Shepherd</text:span><text:change-end text:change-id="ct1529738544"/><text:change text:change-id="ct152973864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5:49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530772640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5307645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530772752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1530769952">
            <text:deletion>
              <office:change-info>
                <dc:creator>Bob Jacobsen</dc:creator>
                <dc:date>2010-10-08T22:12:00</dc:date>
              </office:change-info>
              <text:p text:style-name="MP9">(title)</text:p>
            </text:deletion>
          </text:changed-region>
          <text:changed-region text:id="ct1530769536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153077041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53077614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53077628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530776384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530772640"/><text:change-start text:change-id="ct1530764528"/>OpenLCB <text:change-end text:change-id="ct1530764528"/><text:change-start text:change-id="ct1530772752"/>Technical Note<text:change-end text:change-id="ct15307727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530769952"/><text:change-start text:change-id="ct1530769536"/>OpenLCB-TCP Segment Transfer<text:change-end text:change-id="ct15307695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530770416"/><text:change-start text:change-id="ct1530776144"/><text:date style:data-style-name="N37" text:date-value="2010-10-08T17:19:56" text:fixed="true">10/08/10</text:date><text:change-end text:change-id="ct1530776144"/></text:p>
            </table:table-cell>
            <table:table-cell table:style-name="Table1.C1" office:value-type="string">
              <text:p text:style-name="MP9"><text:change text:change-id="ct1530776288"/><text:change-start text:change-id="ct1530776384"/>Preliminary<text:change-end text:change-id="ct1530776384"/></text:p>
            </table:table-cell>
          </table:table-row>
        </table:table>
        <text:p text:style-name="Header"/>
      </style:header>
      <style:footer>
        <text:tracked-changes>
          <text:changed-region text:id="ct1530765696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53077441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530770912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530765696"/><text:change-start text:change-id="ct1530774416"/><text:span text:style-name="MT4">10</text:span><text:change-end text:change-id="ct1530774416"/><text:span text:style-name="MT4">, by J. Day, D. Harris, B. Jacobsen, </text:span><text:change text:change-id="ct1530770912"/><text:span text:style-name="MT4">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5:49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Technical Note</dc:title>
    <meta:initial-creator>Alex Shepherd</meta:initial-creator>
    <meta:creation-date>2009-01-22T07:11:27</meta:creation-date>
    <meta:editing-cycles>53</meta:editing-cycles>
    <meta:editing-duration>PT11H40M32S</meta:editing-duration>
    <meta:generator>OpenOffice.org/3.2$Unix OpenOffice.org_project/320m18$Build-9502</meta:generator>
    <dc:date>2010-10-10T17:25:50</dc:date>
    <dc:creator>Bob Jacobsen</dc:creator>
    <meta:document-statistic meta:table-count="1" meta:image-count="1" meta:object-count="0" meta:page-count="1" meta:paragraph-count="36" meta:word-count="252" meta:character-count="1648"/>
    <meta:user-defined meta:name="Info 1"/>
    <meta:user-defined meta:name="Info 2"/>
    <meta:user-defined meta:name="Info 3"/>
    <meta:user-defined meta:name="Info 4"/>
  </office:meta>
</office:document-meta>
</file>